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6) rotate (-1.55281943549936) translate (6.77693445108058cm 3.6843005485883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6.58712854091549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6) rotate (-2.1556561591382) translate (7.1094573185944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6.8466244787323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2527906519278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7) rotate (-1.55281943549936) translate (6.84379383480159cm 3.0401875027825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6) rotate (-2.1556561591382) translate (4.0977906519278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7) rotate (-2.15652882376419) translate (7.109706971542cm 3.1983621593124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02) rotate (-2.15687788961459) translate (3.8523068098942cm 3.557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1.188cm" svg:height="1.68cm" draw:transform="skewX (0.000698131700797729) rotate (-0.386415896391545) translate (4.1944799557722cm 1.2844093638744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8) translate (4.3929876347359cm 2.366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5907146862296cm 1.9793608742842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4664578120657cm 1.558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6381691751043cm 2.16056134239601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42:52.532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